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235" officeooo:paragraph-rsid="000272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a=2,b=0,c=1,d=2;</text:p>
      <text:p text:style-name="P1">2.<text:tab/>15;</text:p>
      <text:p text:style-name="P1">3.<text:tab/>i&gt;j;</text:p>
      <text:p text:style-name="P1">4.<text:tab/>2,5;</text:p>
      <text:p text:style-name="P1">5.<text:tab/>10,20,30;</text:p>
      <text:p text:style-name="P1">6.<text:tab/>0;</text:p>
      <text:p text:style-name="P1">7.<text:tab/>2;</text:p>
      <text:p text:style-name="P1">8.<text:tab/>10,4;</text:p>
      <text:p text:style-name="P1">9.<text:tab/>0x801005,0x801028;</text:p>
      <text:p text:style-name="P1">10.<text:tab/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4:45.837771162</meta:creation-date>
    <dc:date>2017-12-04T22:20:19.506049840</dc:date>
    <meta:editing-duration>PT5M36S</meta:editing-duration>
    <meta:editing-cycles>1</meta:editing-cycles>
    <meta:document-statistic meta:table-count="0" meta:image-count="0" meta:object-count="0" meta:page-count="1" meta:paragraph-count="10" meta:word-count="20" meta:character-count="95" meta:non-whitespace-character-count="85"/>
    <meta:generator>LibreOffice/5.3.1.2$Linux_X86_64 LibreOffice_project/30m0$Build-2</meta:generator>
  </office:meta>
</office:document-meta>
</file>